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3f37b" officeooo:paragraph-rsid="0003f37b" style:font-size-asian="19.25pt" style:font-size-complex="22pt"/>
    </style:style>
    <style:style style:name="P2" style:family="paragraph" style:parent-style-name="Standard">
      <style:text-properties fo:font-size="22pt" officeooo:rsid="0003f37b" officeooo:paragraph-rsid="0003f37b" style:font-size-asian="22pt" style:font-size-complex="22pt"/>
    </style:style>
    <style:style style:name="P3" style:family="paragraph" style:parent-style-name="Standard">
      <style:text-properties fo:font-size="22pt" officeooo:rsid="0003f37b" officeooo:paragraph-rsid="000781ed" style:font-size-asian="22pt" style:font-size-complex="22pt"/>
    </style:style>
    <style:style style:name="P4" style:family="paragraph" style:parent-style-name="Standard">
      <style:text-properties fo:font-size="22pt" officeooo:rsid="0003f37b" officeooo:paragraph-rsid="000926ff" style:font-size-asian="22pt" style:font-size-complex="22pt"/>
    </style:style>
    <style:style style:name="P5" style:family="paragraph" style:parent-style-name="Standard">
      <style:text-properties fo:font-size="22pt" officeooo:rsid="0005c675" officeooo:paragraph-rsid="0005c675" style:font-size-asian="22pt" style:font-size-complex="22pt"/>
    </style:style>
    <style:style style:name="P6" style:family="paragraph" style:parent-style-name="Standard">
      <style:text-properties fo:font-size="22pt" officeooo:rsid="000781ed" officeooo:paragraph-rsid="000781ed" style:font-size-asian="22pt" style:font-size-complex="22pt"/>
    </style:style>
    <style:style style:name="P7" style:family="paragraph" style:parent-style-name="Standard">
      <style:text-properties fo:font-size="22pt" officeooo:rsid="000b8189" officeooo:paragraph-rsid="000b8189" style:font-size-asian="22pt" style:font-size-complex="22pt"/>
    </style:style>
    <style:style style:name="P8" style:family="paragraph" style:parent-style-name="Standard">
      <style:text-properties fo:font-size="22pt" officeooo:rsid="000d6186" officeooo:paragraph-rsid="000d6186" style:font-size-asian="22pt" style:font-size-complex="22pt"/>
    </style:style>
    <style:style style:name="P9" style:family="paragraph" style:parent-style-name="Preformatted_20_Text">
      <style:text-properties fo:font-variant="normal" fo:text-transform="none" fo:color="#24292f" style:font-name="ui-monospace" fo:font-size="9.75pt" fo:letter-spacing="normal" fo:font-style="normal" fo:font-weight="normal" officeooo:rsid="002188ae" officeooo:paragraph-rsid="002188ae" style:font-size-asian="22pt" style:font-size-complex="22pt"/>
    </style:style>
    <style:style style:name="P10" style:family="paragraph" style:parent-style-name="Standard">
      <style:text-properties fo:font-size="22pt" officeooo:rsid="000d6186" officeooo:paragraph-rsid="000d6186" style:font-size-asian="22pt" style:font-size-complex="22pt"/>
    </style:style>
    <style:style style:name="P11" style:family="paragraph" style:parent-style-name="Standard">
      <style:text-properties fo:font-size="22pt" officeooo:rsid="000e5b59" officeooo:paragraph-rsid="000e5b59" style:font-size-asian="22pt" style:font-size-complex="22pt"/>
    </style:style>
    <style:style style:name="P12" style:family="paragraph" style:parent-style-name="Standard">
      <style:text-properties fo:font-size="22pt" officeooo:rsid="001122e0" officeooo:paragraph-rsid="001122e0" style:font-size-asian="22pt" style:font-size-complex="22pt"/>
    </style:style>
    <style:style style:name="P13" style:family="paragraph" style:parent-style-name="Standard">
      <style:text-properties fo:font-size="22pt" officeooo:rsid="00122f7a" officeooo:paragraph-rsid="00122f7a" style:font-size-asian="22pt" style:font-size-complex="22pt"/>
    </style:style>
    <style:style style:name="P14" style:family="paragraph" style:parent-style-name="Standard">
      <style:text-properties fo:font-size="22pt" officeooo:rsid="00125a0a" officeooo:paragraph-rsid="00125a0a" style:font-size-asian="22pt" style:font-size-complex="22pt"/>
    </style:style>
    <style:style style:name="P15" style:family="paragraph" style:parent-style-name="Standard">
      <style:text-properties fo:font-size="22pt" officeooo:rsid="002023ab" officeooo:paragraph-rsid="002023ab" style:font-size-asian="22pt" style:font-size-complex="22pt"/>
    </style:style>
    <style:style style:name="P16" style:family="paragraph" style:parent-style-name="Standard">
      <style:text-properties fo:font-size="22pt" officeooo:rsid="002188ae" officeooo:paragraph-rsid="002188ae" style:font-size-asian="22pt" style:font-size-complex="22pt"/>
    </style:style>
    <style:style style:name="P17" style:family="paragraph" style:parent-style-name="Standard">
      <style:text-properties fo:font-size="22pt" officeooo:rsid="002188ae" officeooo:paragraph-rsid="00241a90" style:font-size-asian="22pt" style:font-size-complex="22pt"/>
    </style:style>
    <style:style style:name="P18" style:family="paragraph" style:parent-style-name="Standard">
      <style:text-properties fo:font-size="22pt" officeooo:rsid="0022fa37" officeooo:paragraph-rsid="0022fa37" style:font-size-asian="22pt" style:font-size-complex="22pt"/>
    </style:style>
    <style:style style:name="P19" style:family="paragraph" style:parent-style-name="Standard">
      <style:text-properties fo:font-size="22pt" officeooo:rsid="00241a90" officeooo:paragraph-rsid="00241a90" style:font-size-asian="22pt" style:font-size-complex="22pt"/>
    </style:style>
    <style:style style:name="P20" style:family="paragraph" style:parent-style-name="Standard">
      <style:text-properties fo:font-size="22pt" officeooo:rsid="0024d125" officeooo:paragraph-rsid="0024d125" style:font-size-asian="22pt" style:font-size-complex="22pt"/>
    </style:style>
    <style:style style:name="P21" style:family="paragraph" style:parent-style-name="Standard">
      <style:text-properties fo:font-size="22pt" officeooo:rsid="0025674a" officeooo:paragraph-rsid="0025674a" style:font-size-asian="22pt" style:font-size-complex="22pt"/>
    </style:style>
    <style:style style:name="P22" style:family="paragraph" style:parent-style-name="Standard">
      <style:text-properties fo:font-size="22pt" officeooo:rsid="0028c01d" officeooo:paragraph-rsid="0028c01d" style:font-size-asian="22pt" style:font-size-complex="22pt"/>
    </style:style>
    <style:style style:name="P23" style:family="paragraph" style:parent-style-name="Standard">
      <style:paragraph-properties style:line-height-at-least="0.2291in"/>
      <style:text-properties fo:color="#d4d4d4" style:font-name="Droid Sans Mono" fo:font-size="12pt" fo:font-weight="normal" fo:background-color="#1e1e1e"/>
    </style:style>
    <style:style style:name="P24" style:family="paragraph" style:parent-style-name="Standard">
      <style:text-properties fo:color="#d4d4d4" style:font-name="Droid Sans Mono" fo:font-size="12pt" fo:font-weight="normal" officeooo:rsid="000e5b59" officeooo:paragraph-rsid="000e5b59" fo:background-color="#1e1e1e" style:font-size-asian="22pt" style:font-size-complex="22pt"/>
    </style:style>
    <style:style style:name="P25" style:family="paragraph" style:parent-style-name="Standard">
      <style:text-properties fo:color="#4ec9b0" style:font-name="Droid Sans Mono" fo:font-size="12pt" fo:font-weight="normal" officeooo:rsid="000e5b59" officeooo:paragraph-rsid="000e5b59" fo:background-color="#1e1e1e" style:font-size-asian="22pt" style:font-size-complex="22pt"/>
    </style:style>
    <style:style style:name="T1" style:family="text">
      <style:text-properties officeooo:rsid="000781ed"/>
    </style:style>
    <style:style style:name="T2" style:family="text">
      <style:text-properties fo:color="#4ec9b0"/>
    </style:style>
    <style:style style:name="T3" style:family="text">
      <style:text-properties fo:color="#dcdcaa"/>
    </style:style>
    <style:style style:name="T4" style:family="text">
      <style:text-properties fo:color="#9cdcfe"/>
    </style:style>
    <style:style style:name="T5" style:family="text">
      <style:text-properties fo:color="#ce9178"/>
    </style:style>
    <style:style style:name="T6" style:family="text">
      <style:text-properties officeooo:rsid="00198748"/>
    </style:style>
    <style:style style:name="T7" style:family="text">
      <style:text-properties officeooo:rsid="00241a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/5</text:p>
      <text:p text:style-name="P2">1 需求分析：</text:p>
      <text:p text:style-name="P2">資料庫的前端管理界面：</text:p>
      <text:p text:style-name="P2">//登陸相關：註冊，登陸；（內部使用）</text:p>
      <text:p text:style-name="P2">解析gpx檔案，解析完後，可以查看；</text:p>
      <text:p text:style-name="P2">做成本地的有界面的軟體就好，不用作成web版本的；</text:p>
      <text:p text:style-name="P2"/>
      <text:p text:style-name="P5">2 功能分析：</text:p>
      <text:p text:style-name="P3">先做local可以做的：gpx解析的部分；</text:p>
      <text:p text:style-name="P3">解析：自動匯入資料夾中的所有文件；</text:p>
      <text:p text:style-name="P3">ui：gpx解析完之後，可以在高德地圖展示；</text:p>
      <text:p text:style-name="P3">解析完的資料，打包成 to<text:span text:style-name="T1">SQL.py中的資料格式；</text:span></text:p>
      <text:p text:style-name="P4">出來的資料，要綁定工棚；</text:p>
      <text:p text:style-name="P4">會有一個工棚列表，如果沒有的話，就要自己輸入；</text:p>
      <text:p text:style-name="P4">路線是在工棚的目錄下面，也就是說如果工棚不存在，就要自己輸入工棚；</text:p>
      <text:p text:style-name="P3">後台：可以修改雲端伺服器；</text:p>
      <text:p text:style-name="P3">刪除防呆：跳彈窗“確認”；</text:p>
      <text:p text:style-name="P3">雲端資料庫：登陸，更新，刪除，插入，查找；</text:p>
      <text:p text:style-name="P2"/>
      <text:p text:style-name="P6">3 匯入資料在bitbucket上面；</text:p>
      <text:p text:style-name="P6"><text:soft-page-break/></text:p>
      <text:p text:style-name="P7">4 排程2周：先做一個demo 出來；</text:p>
      <text:p text:style-name="P7"/>
      <text:p text:style-name="P8">5 系統設計：</text:p>
      <text:p text:style-name="P8">M1:gpx數據管理：</text:p>
      <text:p text:style-name="P8"/>
      <text:p text:style-name="P8">M2:數據庫管理:</text:p>
      <text:p text:style-name="P8"/>
      <text:p text:style-name="P8">M3:UI管理：</text:p>
      <text:p text:style-name="P8"/>
      <text:p text:style-name="P11">5/9</text:p>
      <text:p text:style-name="P11">1 UI管理：</text:p>
      <text:p text:style-name="P11">組件：</text:p>
      <text:p text:style-name="P25">tkinter</text:p>
      <text:p text:style-name="P11">兩個頁面：導入數據，數據庫管理；</text:p>
      <text:p text:style-name="P11">multi page：<text:a xlink:type="simple" xlink:href="https://www.geeksforgeeks.org/tkinter-application-to-switch-between-different-page-frames/" text:style-name="Internet_20_link" text:visited-style-name="Visited_20_Internet_20_Link">https://www.geeksforgeeks.org/tkinter-application-to-switch-between-different-page-frames/</text:a></text:p>
      <text:p text:style-name="P11">設置頁面大小和位置</text:p>
      <text:p text:style-name="P24"><text:span text:style-name="T2">tk</text:span>.<text:span text:style-name="T2">Tk</text:span>.<text:span text:style-name="T3">__init__</text:span>(<text:span text:style-name="T4">self</text:span>, *<text:span text:style-name="T4">args</text:span>, **<text:span text:style-name="T4">kwargs</text:span>)</text:p>
      <text:p text:style-name="P23"><text:span text:style-name="T4">self</text:span>.<text:span text:style-name="T4">geometry</text:span>(<text:span text:style-name="T5">'900x900'</text:span>)</text:p>
      <text:p text:style-name="P23"><text:span text:style-name="T4">self</text:span>.<text:span text:style-name="T3">eval</text:span>(<text:span text:style-name="T5">'tk::PlaceWindow . center'</text:span>)</text:p>
      <text:p text:style-name="P12">報錯：</text:p>
      <text:p text:style-name="P12">TabError: inconsistent use of tabs and spaces in indentation</text:p>
      <text:p text:style-name="P12">解決方法：選取有格式錯誤的代碼，按代碼整理的快捷鍵；</text:p>
      <text:p text:style-name="P12"/>
      <text:p text:style-name="P13"><text:soft-page-break/>button 初始化的時候，直接調用了command函數的bug：<text:a xlink:type="simple" xlink:href="https://blog.csdn.net/guge907/article/details/23291763" text:style-name="Internet_20_link" text:visited-style-name="Visited_20_Internet_20_Link">https://blog.csdn.net/guge907/article/details/23291763</text:a></text:p>
      <text:p text:style-name="P13"/>
      <text:p text:style-name="P14">地圖api的使用：</text:p>
      <text:p text:style-name="P14">地圖編輯的組件：</text:p>
      <text:p text:style-name="P14"><text:a xlink:type="simple" xlink:href="https://github.com/TomSchimansky/TkinterMapView/blob/main/README.md" text:style-name="Internet_20_link" text:visited-style-name="Visited_20_Internet_20_Link">https://github.com/TomSchimansky/TkinterMapView/blob/main/README.md</text:a></text:p>
      <text:p text:style-name="P14">選擇不同的tile進行顯示；</text:p>
      <text:p text:style-name="P14"/>
      <text:p text:style-name="P14">點擊list中的內容後，在右側繪製path<text:span text:style-name="T6">；</text:span></text:p>
      <text:p text:style-name="P14"><text:a xlink:type="simple" xlink:href="https://github.com/TomSchimansky/TkinterMapView#create-path-from-position-list" text:style-name="Internet_20_link" text:visited-style-name="Visited_20_Internet_20_Link">https://github.com/TomSchimansky/TkinterMapView#create-path-from-position-list</text:a></text:p>
      <text:p text:style-name="P14"/>
      <text:p text:style-name="P14">數據庫選單<text:span text:style-name="T6">：</text:span></text:p>
      <text:p text:style-name="P14">測試數據庫<text:span text:style-name="T6">，正式數據庫；</text:span></text:p>
      <text:p text:style-name="P14"/>
      <text:p text:style-name="P15">5/11</text:p>
      <text:p text:style-name="P15">1 gpx數據拆分：</text:p>
      <text:p text:style-name="P15">step1 ： 查看gpx檔案，並進行讀取；</text:p>
      <text:p text:style-name="P15">step2： <text:s/>組裝所有的數據：</text:p>
      <text:p text:style-name="P16">每個文件是一個字典：name，data；</text:p>
      <text:p text:style-name="P15">一個文件是一個array，每個element是一個tuple；</text:p>
      <text:p text:style-name="P15">step3：使用的時候，根據需要進行讀取；</text:p>
      <text:p text:style-name="P16"><text:soft-page-break/>2 點擊‘導入gpx數據’之後：顯示所有導入的gpx數據的文件名列表；</text:p>
      <text:p text:style-name="P16">點擊文件名之後，在右側顯示路徑圖；</text:p>
      <text:p text:style-name="P9">path_1 = map_widget.set_path([marker_2.position, marker_3.position, (52.57, 13.4), (52.55, 13.35)])</text:p>
      <text:p text:style-name="P18">數據結構是：一個array，每個element是一個tuple</text:p>
      <text:p text:style-name="P16"/>
      <text:p text:style-name="P16">bug<text:span text:style-name="T7">：由於每個文件有幾萬個點，導致導入map的時候，需要的事件很長；所以需要按照原本的需求，是需要刪除一些點的；</text:span></text:p>
      <text:p text:style-name="P16"/>
      <text:p text:style-name="P16">刪除<text:span text:style-name="T7">1km內的點：</text:span></text:p>
      <text:p text:style-name="P17">算法<text:span text:style-name="T7">：</text:span></text:p>
      <text:p text:style-name="P17"><text:span text:style-name="T7">step1:從第一個點開始，下一個距離&gt;=1km的點插入，其他的都丟掉；</text:span></text:p>
      <text:p text:style-name="P19">step2:更新計算點為這個點，重複上一步驟；</text:p>
      <text:p text:style-name="P20"/>
      <text:p text:style-name="P20">計算gps點之間的距離：</text:p>
      <text:p text:style-name="P20"><text:a xlink:type="simple" xlink:href="https://janakiev.com/blog/gps-points-distance-python/" text:style-name="Internet_20_link" text:visited-style-name="Visited_20_Internet_20_Link">https://janakiev.com/blog/gps-points-distance-python/</text:a></text:p>
      <text:p text:style-name="P20"/>
      <text:p text:style-name="P21">計算之後，剩餘的點數是1000個左右（原本的是20000多到40000多個點）；計算時間比較久；</text:p>
      <text:p text:style-name="P21"/>
      <text:p text:style-name="P21">map：跳轉到想要的區域；</text:p>
      <text:p text:style-name="P21"><text:soft-page-break/><text:a xlink:type="simple" xlink:href="https://gis.stackexchange.com/questions/323724/setting-google-street-basemap-language-in-qgis" text:style-name="Internet_20_link" text:visited-style-name="Visited_20_Internet_20_Link">https://gis.stackexchange.com/questions/323724/setting-google-street-basemap-language-in-qgis</text:a></text:p>
      <text:p text:style-name="P21"/>
      <text:p text:style-name="P21"><text:a xlink:type="simple" xlink:href="https://developers.google.com/maps/documentation/javascript/url-params" text:style-name="Internet_20_link" text:visited-style-name="Visited_20_Internet_20_Link">https://developers.google.com/maps/documentation/javascript/url-params</text:a></text:p>
      <text:p text:style-name="P21"/>
      <text:p text:style-name="P11"><text:a xlink:type="simple" xlink:href="https://stackoverflow.com/questions/16840646/google-geocoding-api-region-parameter" text:style-name="Internet_20_link" text:visited-style-name="Visited_20_Internet_20_Link">https://stackoverflow.com/questions/16840646/google-geocoding-api-region-parameter</text:a></text:p>
      <text:p text:style-name="P11"/>
      <text:p text:style-name="P11"/>
      <text:p text:style-name="P22">unicode 解碼：</text:p>
      <text:p text:style-name="P22"><text:a xlink:type="simple" xlink:href="https://docs.python.org/3/howto/unicode.html" text:style-name="Internet_20_link" text:visited-style-name="Visited_20_Internet_20_Link">https://docs.python.org/3/howto/unicode.html</text:a></text:p>
      <text:p text:style-name="P22"/>
      <text:p text:style-name="P8"/>
      <text:p text:style-name="P8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11:06:25.408702128</meta:creation-date>
    <meta:generator>LibreOffice/6.4.7.2$Linux_X86_64 LibreOffice_project/40$Build-2</meta:generator>
    <dc:date>2022-05-11T17:30:38.477477470</dc:date>
    <meta:editing-duration>P1DT6H37M29S</meta:editing-duration>
    <meta:editing-cycles>8</meta:editing-cycles>
    <meta:document-statistic meta:table-count="0" meta:image-count="0" meta:object-count="0" meta:page-count="5" meta:paragraph-count="70" meta:word-count="805" meta:character-count="1860" meta:non-whitespace-character-count="1824"/>
  </office:meta>
</office:document-meta>
</file>